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Lodi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3" fo:font-size="11.5pt" fo:language="none" fo:country="none" fo:font-style="italic" style:font-name-asian="Times New Roman3" style:font-size-asian="11.5pt" style:language-asian="none" style:country-asian="none" style:font-style-asian="italic" style:font-name-complex="Times New Roman3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1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1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53" style:family="table-cell" style:parent-style-name="Default">
      <style:text-properties style:use-window-font-color="true" style:font-name="Times New Roman1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1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62" style:family="table-cell" style:parent-style-name="Default">
      <style:text-properties style:use-window-font-color="true" style:font-name="Times New Roman1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1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1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1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es" fo:country="ES" style:font-size-asian="12pt" style:font-name-complex="Lucida Sans" style:font-size-complex="12pt"/>
    </style:style>
    <style:style style:name="T1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8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/>
    </style:style>
    <style:style style:name="T28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"/>
    </style:style>
    <style:style style:name="T31" style:family="text">
      <style:text-properties style:font-name="Times New Roman"/>
    </style:style>
    <style:style style:name="T32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34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37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" fo:font-weight="bold" style:font-weight-asian="bold" style:font-weight-complex="bold"/>
    </style:style>
    <style:style style:name="T48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49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53" style:family="text">
      <style:text-properties style:font-name-asian="Times New Roman" style:font-name-complex="Times New Roman"/>
    </style:style>
    <style:style style:name="T54" style:family="text">
      <style:text-properties style:font-name-asian="Times New Roman" style:font-name-complex="Times New Roman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" style:font-name-complex="Times New Roman"/>
    </style:style>
    <style:style style:name="T58" style:family="text">
      <style:text-properties fo:font-weight="bold" style:font-name-asian="Times New Roman" style:font-name-complex="Times New Roman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4" style:font-name-complex="Times New Roman4"/>
    </style:style>
    <style:style style:name="T71" style:family="text">
      <style:text-properties fo:color="#000000" style:font-name-asian="Times New Roman4" style:font-name-complex="Times New Roman4" fo:font-weight="bold" style:font-weight-asian="bold" style:font-weight-complex="bold"/>
    </style:style>
    <style:style style:name="T72" style:family="text">
      <style:text-properties fo:color="#000000" style:font-name="Times New Roman1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4" style:font-name-complex="Times New Roman4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4" style:font-name-complex="Times New Roman4"/>
    </style:style>
    <style:style style:name="T76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4" style:font-name-complex="Times New Roman4"/>
    </style:style>
    <style:style style:name="T78" style:family="text">
      <style:text-properties fo:color="#000000" fo:font-weight="bold" style:font-name-asian="Times New Roman4" style:font-name-complex="Times New Roman4" style:font-weight-asian="bold" style:font-weight-complex="bold"/>
    </style:style>
    <style:style style:name="T79" style:family="text">
      <style:text-properties fo:color="#000000" style:font-name="Times New Roman1" fo:font-size="12pt" fo:font-weight="bold" fo:font-style="italic" style:font-name-asian="Times New Roman4" style:font-name-complex="Times New Roman4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1"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4" style:font-name-complex="Times New Roman4"/>
    </style:style>
    <style:style style:name="T82" style:family="text">
      <style:text-properties fo:color="#000000" style:text-underline-style="none" style:text-underline-color="font-color" style:text-line-through-type="none" style:font-name-asian="Times New Roman4" style:font-name-complex="Times New Roman4" fo:font-weight="bold" style:font-weight-asian="bold" style:font-weight-complex="bold"/>
    </style:style>
    <style:style style:name="T83" style:family="text">
      <style:text-properties fo:color="#000000" fo:font-weight="normal" style:font-name-asian="Times New Roman4" style:font-name-complex="Times New Roman4" style:font-weight-asian="normal" style:font-weight-complex="normal"/>
    </style:style>
    <style:style style:name="T84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font-name-asian="Times New Roman4" style:font-name-complex="Times New Roman4"/>
    </style:style>
    <style:style style:name="T86" style:family="text">
      <style:text-properties fo:color="#000000" style:font-name="Times New Roman1" fo:font-size="12pt" fo:font-weight="normal" fo:font-style="italic" style:font-name-asian="Times New Roman4" style:font-name-complex="Times New Roman4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1" fo:font-size="12pt" fo:font-style="italic" style:font-name-asian="Times New Roman4" style:font-name-complex="Times New Roman4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1" fo:font-size="12pt" fo:font-style="italic" style:font-name-asian="Times New Roman4" style:font-name-complex="Times New Roman4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9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94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95" style:family="text">
      <style:text-properties fo:color="#000000"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6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7" style:family="text">
      <style:text-properties fo:color="#000000"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8" style:family="text">
      <style:text-properties style:font-name="Times New Roman1"/>
    </style:style>
    <style:style style:name="T99" style:family="text">
      <style:text-properties style:font-name="Times New Roman1" fo:font-weight="bold" style:font-weight-asian="bold" style:font-weight-complex="bold"/>
    </style:style>
    <style:style style:name="T100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1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2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ize="12pt" style:font-size-asian="12pt" style:font-size-complex="12pt" fo:font-weight="bold" style:font-weight-asian="bold" style:font-weight-complex="bold"/>
    </style:style>
    <style:style style:name="T105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6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7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8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0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1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2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3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14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style:font-name="Times New Roman1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7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18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19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20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21" style:family="text">
      <style:text-properties style:font-name="Times New Roman1" fo:font-size="12pt" style:font-name-asian="Times New Roman" style:font-name-complex="Times New Roman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22" style:family="text">
      <style:text-properties style:font-name="Times New Roman1" fo:font-size="12pt" style:font-name-asian="Times New Roman" style:font-name-complex="Times New Roman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23" style:family="text">
      <style:text-properties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24" style:family="text">
      <style:text-properties style:font-name-asian="ArialUnicodeMS" style:font-name-complex="ArialUnicodeMS"/>
    </style:style>
    <style:style style:name="T125" style:family="text">
      <style:text-properties style:font-name-asian="ArialUnicodeMS" style:font-name-complex="ArialUnicodeMS" fo:font-weight="bold" style:font-weight-asian="bold" style:font-weight-complex="bold"/>
    </style:style>
    <style:style style:name="T126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27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28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9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1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32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3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34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7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39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0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41" style:family="text">
      <style:text-properties fo:font-size="12pt" fo:font-style="italic" style:font-size-asian="12pt" style:font-size-complex="12pt" style:font-style-asian="italic" style:font-style-complex="italic"/>
    </style:style>
    <style:style style:name="T142" style:family="text">
      <style:text-properties fo:font-weight="bold" style:font-weight-asian="bold" style:font-weight-complex="bold" style:font-name-asian="ArialUnicodeMS" style:font-name-complex="ArialUnicodeMS"/>
    </style:style>
    <style:style style:name="T143" style:family="text">
      <style:text-properties fo:font-weight="bold" style:font-name-asian="ArialUnicodeMS" style:font-name-complex="ArialUnicodeMS" style:font-weight-asian="bold" style:font-weight-complex="bold"/>
    </style:style>
    <style:style style:name="T144" style:family="text">
      <style:text-properties style:font-name-asian="ArialUnicodeMS" style:font-name-complex="ArialUnicodeMS" fo:font-weight="normal" style:font-weight-asian="normal" style:font-weight-complex="normal"/>
    </style:style>
    <style:style style:name="T145" style:family="text">
      <style:text-properties style:font-name="Times New Roman1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46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47" style:family="text">
      <style:text-properties style:font-name="Times New Roman1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48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9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0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51" style:family="text">
      <style:text-properties style:font-name="Times New Roman"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52" style:family="text">
      <style:text-properties style:font-name="Times New Roman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53" style:family="text">
      <style:text-properties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54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55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6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7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" style:font-name-complex="Times New Roman"/>
    </style:style>
    <style:style style:name="T158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 fo:font-weight="bold" style:font-weight-asian="bold" style:font-weight-complex="bold"/>
    </style:style>
    <style:style style:name="T159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name-asian="Times New Roman" style:font-name-complex="Times New Roman" style:font-weight-asian="normal" style:font-weight-complex="normal"/>
    </style:style>
    <style:style style:name="T160" style:family="text">
      <style:text-properties style:font-name-asian="ArialNarrow" style:font-name-complex="ArialNarrow"/>
    </style:style>
    <style:style style:name="T161" style:family="text">
      <style:text-properties style:font-name-asian="ArialNarrow" style:font-name-complex="ArialNarrow" fo:font-weight="bold" style:font-weight-asian="bold" style:font-weight-complex="bold"/>
    </style:style>
    <style:style style:name="T162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63" style:family="text">
      <style:text-properties fo:font-weight="bold" style:font-name-asian="ArialNarrow" style:font-name-complex="ArialNarrow" style:font-weight-asian="bold" style:font-weight-complex="bold"/>
    </style:style>
    <style:style style:name="T16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6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67" style:family="text">
      <style:text-properties fo:font-style="normal" style:font-style-asian="normal" style:font-style-complex="normal" fo:font-weight="bold" style:font-weight-asian="bold" style:font-weight-complex="bold"/>
    </style:style>
    <style:style style:name="T168" style:family="text">
      <style:text-properties style:font-name="Times New Roman1" style:font-name-asian="Times New Roman1" style:font-name-complex="Times New Roman1"/>
    </style:style>
    <style:style style:name="T169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0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1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3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6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8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9" style:family="text">
      <style:text-properties style:font-name="Times New Roman1" fo:font-size="12pt" style:font-size-asian="12pt" style:font-size-complex="12pt" style:font-name-complex="Times New Roman1"/>
    </style:style>
    <style:style style:name="T180" style:family="text">
      <style:text-properties style:font-name="Times New Roman1" fo:font-size="12pt" style:font-size-asian="12pt" style:font-size-complex="12pt" style:font-name-complex="Times New Roman"/>
    </style:style>
    <style:style style:name="T181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182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183" style:family="text">
      <style:text-properties style:font-name="Times New Roman1" fo:font-size="12pt" style:font-name-complex="Times New Roman1" style:font-size-asian="12pt" style:font-size-complex="12pt"/>
    </style:style>
    <style:style style:name="T184" style:family="text">
      <style:text-properties style:font-name="Times New Roman1" fo:font-style="italic" style:font-style-complex="italic"/>
    </style:style>
    <style:style style:name="T185" style:family="text">
      <style:text-properties style:font-name="Times New Roman1" fo:font-size="12pt" style:font-name-complex="Times New Roman1" style:font-size-asian="12pt" style:font-size-complex="12pt" fo:font-style="italic" style:font-style-complex="italic"/>
    </style:style>
    <style:style style:name="T186" style:family="text">
      <style:text-properties style:font-name="Times New Roman1" fo:font-size="12pt" style:font-size-asian="12pt" style:font-size-complex="12pt" fo:font-style="normal" style:font-style-complex="normal"/>
    </style:style>
    <style:style style:name="T187" style:family="text">
      <style:text-properties style:font-name="Times New Roman1" fo:font-size="12pt" style:font-size-asian="12pt" style:font-size-complex="12pt" fo:font-style="italic" style:font-style-complex="italic"/>
    </style:style>
    <style:style style:name="T188" style:family="text">
      <style:text-properties fo:font-size="12pt" style:font-size-asian="12pt" style:font-size-complex="12pt" fo:font-style="italic" style:font-style-complex="italic"/>
    </style:style>
    <style:style style:name="T189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0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91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19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1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193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" fo:language="es" fo:country="ES" style:language-asian="zh" style:country-asian="CN" style:language-complex="hi" style:country-complex="IN" style:font-name-asian="Times New Roman" style:font-name-complex="Times New Roman"/>
    </style:style>
    <style:style style:name="T194" style:family="text">
      <style:text-properties fo:font-size="12pt" style:font-size-asian="12pt" style:font-size-complex="12pt" fo:font-style="normal" style:font-style-complex="normal" style:font-name="Times New Roman1"/>
    </style:style>
    <style:style style:name="T195" style:family="text">
      <style:text-properties style:font-name="Times New Roman" style:font-name-asian="Times New Roman" style:font-name-complex="Times New Roman"/>
    </style:style>
    <style:style style:name="T196" style:family="text">
      <style:text-properties style:font-name="Times New Roman1" style:font-name-complex="Times New Roman1"/>
    </style:style>
    <style:style style:name="T197" style:family="text">
      <style:text-properties style:font-name="Times New Roman1" style:font-name-complex="Times New Roman1" fo:font-style="italic" style:font-style-complex="italic"/>
    </style:style>
    <style:style style:name="T198" style:family="text">
      <style:text-properties style:font-name="Times New Roman1" style:font-name-complex="Times New Roman1" fo:font-weight="normal" fo:font-style="italic" fo:language="en" fo:country="US" style:font-weight-complex="normal" style:font-style-complex="italic"/>
    </style:style>
    <style:style style:name="T199" style:family="text">
      <style:text-properties style:font-name="Times New Roman1" style:font-name-complex="Times New Roman1" fo:font-weight="normal" fo:language="en" fo:country="US" style:font-weight-complex="normal" fo:font-style="normal" style:font-style-complex="normal"/>
    </style:style>
    <style:style style:name="T200" style:family="text">
      <style:text-properties style:font-name="Times New Roman1" style:font-name-complex="Times New Roman1" fo:font-weight="normal" fo:language="en" fo:country="US" style:font-weight-complex="normal" fo:font-style="italic" style:font-style-complex="italic"/>
    </style:style>
    <style:style style:name="T201" style:family="text">
      <style:text-properties style:font-name="Times New Roman1" style:font-name-complex="Times New Roman1" fo:font-weight="normal" fo:language="en" fo:country="US" style:font-weight-complex="normal" fo:font-style="normal" style:font-style-complex="normal" style:font-name-asian="Times New Roman"/>
    </style:style>
    <style:style style:name="T202" style:family="text">
      <style:text-properties style:font-name="Times New Roman1" fo:font-size="12pt" style:font-name-complex="Times New Roman1" style:font-size-asian="12pt" style:font-size-complex="12pt" fo:font-style="normal" style:font-style-complex="normal"/>
    </style:style>
    <style:style style:name="T203" style:family="text">
      <style:text-properties style:font-name-complex="Times New Roman1"/>
    </style:style>
    <style:style style:name="T204" style:family="text">
      <style:text-properties style:font-name-complex="Times New Roman"/>
    </style:style>
    <style:style style:name="T205" style:family="text">
      <style:text-properties style:font-name-complex="Times New Roman1" fo:font-style="italic" style:font-style-complex="italic"/>
    </style:style>
    <style:style style:name="T206" style:family="text">
      <style:text-properties style:font-name-complex="Times New Roman1" fo:font-style="normal" style:font-style-complex="normal"/>
    </style:style>
    <style:style style:name="T207" style:family="text">
      <style:text-properties fo:font-size="12pt" style:font-name-complex="Times New Roman1" style:font-size-asian="12pt" style:font-size-complex="12pt"/>
    </style:style>
    <style:style style:name="T208" style:family="text">
      <style:text-properties fo:font-size="12pt" style:font-size-asian="12pt" style:font-size-complex="12pt" style:font-name-complex="Times New Roman"/>
    </style:style>
    <style:style style:name="T209" style:family="text">
      <style:text-properties fo:font-size="12pt" style:font-size-asian="12pt" style:font-size-complex="12pt" style:font-name-complex="Times New Roman" fo:font-style="italic" style:font-style-complex="italic"/>
    </style:style>
    <style:style style:name="T210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/>
    </style:style>
    <style:style style:name="T211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 fo:font-style="italic" style:font-style-complex="italic"/>
    </style:style>
    <style:style style:name="T212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/>
    </style:style>
    <style:style style:name="T213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1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16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69">(22) 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9">Bernat. 1980 </text:span><text:span text:style-name="T180">[1545]</text:span><text:span text:style-name="T179">. </text:span><text:span text:style-name="T181">Linguae vasconum primitiae</text:span><text:span text:style-name="T18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3">Leizarraga, Joanes. 1990 </text:span><text:span text:style-name="T180">[</text:span><text:span text:style-name="T179">1571</text:span><text:span text:style-name="T180">]</text:span><text:span text:style-name="T179">. </text:span><text:span text:style-name="T181">Iesus Christ gure iaunaren testamentu berria, Othoitza ecclesiasticoen forma,Catechismea, Kalendrera, ABC edo christinoen instructionea</text:span><text:span text:style-name="T18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8">Arriolabengoa, Julen. 2006. </text:span><text:span text:style-name="T184">Ibarguen-Cachopín kronika: Edizioa eta azterketa</text:span><text:span text:style-name="T98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83">Urkixo, Julio. 1919. </text:span><text:span text:style-name="T185">El refranero vasco</text:span><text:span text:style-name="T183">, vol. I: </text:span><text:span text:style-name="T185">Los refranes de Garibay</text:span><text:span text:style-name="T183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6">Betolazaren “Doctrina christiana”. </text:span><text:span text:style-name="T187">Euskera</text:span><text:span text:style-name="T186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6">Betolazaren “Doctrina christiana”. </text:span><text:span text:style-name="T187">Euskera</text:span><text:span text:style-name="T186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6">Betolazaren “Doctrina christiana”. </text:span><text:span text:style-name="T187">Euskera</text:span><text:span text:style-name="T186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88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88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88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88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88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6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6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6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6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6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6">sar</text:span> ez <text:span text:style-name="T6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6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6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6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6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6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6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6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6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6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6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6">ziren</text:span> ementic <text:span text:style-name="T6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6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6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6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6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6">ta</text:span> besteric <text:span text:style-name="T6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6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6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6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6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6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6">accordatzen</text:span> es baldin <text:span text:style-name="T6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0" office:value-type="string" calcext:value-type="string">
            <text:p>Orotarat ere enbachadac erege baitan omen dire eta esparanza handitan dago mondu goustia pacquea <text:span text:style-name="T6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89">Floristán, José M</text:span><text:span text:style-name="T190">a</text:span><text:span text:style-name="T189">. 1993. Conflictos fronterizos, espionaje y vascuence a finales del siglo XVI: 20 documentos inéditos. </text:span><text:span text:style-name="T191">Fontes Linguae Vasconum</text:span><text:span text:style-name="T192"> 63. 177</text:span><text:span text:style-name="T193">‒</text:span><text:span text:style-name="T194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9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9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6">isasi</text:span> ez <text:span text:style-name="T6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6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6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6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6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6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6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6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6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6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6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6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6">t</text:span><text:span text:style-name="T13">[</text:span><text:span text:style-name="T6">o</text:span><text:span text:style-name="T13">]</text:span><text:span text:style-name="T6">padu</text:span> <text:span text:style-name="T6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6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68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87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68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87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itartean, </text:span><text:span text:style-name="T90">obligatu naicen </text:span><text:span text:style-name="T91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3">Krajewska, Dorota, Eneko Zuloaga, Ekaitz Santazilia, Borja Ariztimuño, Oxel Uribe-Etxebarria &amp; Urtzi Reguero. 2017. </text:span><text:span text:style-name="T185">Esteve Materraren Do(c)trina Christiana (1617 &amp; 1623): edizioa eta azterketa</text:span><text:span text:style-name="T18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2">Finean, </text:span><text:span text:style-name="T93">gueuretçat </text:span><text:span text:style-name="T94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3">Krajewska, Dorota, Eneko Zuloaga, Ekaitz Santazilia, Borja Ariztimuño, Oxel Uribe-Etxebarria &amp; Urtzi Reguero. 2017. </text:span><text:span text:style-name="T185">Esteve Materraren Do(c)trina Christiana (1617 &amp; 1623): edizioa eta azterketa</text:span><text:span text:style-name="T18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5">Orduan sartcen gara eliçan, eta </text:span><text:span text:style-name="T96">eguiten gara </text:span><text:span text:style-name="T97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3">Krajewska, Dorota, Eneko Zuloaga, Ekaitz Santazilia, Borja Ariztimuño, Oxel Uribe-Etxebarria &amp; Urtzi Reguero. 2017. </text:span><text:span text:style-name="T185">Esteve Materraren Do(c)trina Christiana (1617 &amp; 1623): edizioa eta azterketa</text:span><text:span text:style-name="T18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69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96">Lakarra, Joseba A. 1999. </text:span><text:span text:style-name="T197">L’Interprect ou traduction du françois, espagol &amp; basque</text:span><text:span text:style-name="T196"> (~ 1620): II. Elkarrizketak. </text:span><text:span text:style-name="T198">International Journal of Basque Linguistics and Philology </text:span><text:span text:style-name="T199">[</text:span><text:span text:style-name="T200">ASJU</text:span><text:span text:style-name="T199">] 33(2). 493</text:span><text:span text:style-name="T201">–</text:span><text:span text:style-name="T199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8">ê naiçenarenganyq eçen </text:span><text:span text:style-name="T99">beguyratoco nais</text:span><text:span text:style-name="T98"> fidatcen ez naiçenarenganyq</text:span></text:p>
          </table:table-cell>
          <table:table-cell table:style-name="ce13" office:value-type="string" calcext:value-type="string">
            <text:p><text:span text:style-name="T169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96">Lakarra, Joseba A. 1999. </text:span><text:span text:style-name="T197">L’Interprect ou traduction du françois, espagol &amp; basque</text:span><text:span text:style-name="T196"> (~ 1620): II. Elkarrizketak. </text:span><text:span text:style-name="T198">International Journal of Basque Linguistics and Philology </text:span><text:span text:style-name="T199">[</text:span><text:span text:style-name="T200">ASJU</text:span><text:span text:style-name="T199">] 33(2). 493</text:span><text:span text:style-name="T201">–</text:span><text:span text:style-name="T199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69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96">Lakarra, Joseba A. 1999. </text:span><text:span text:style-name="T197">L’Interprect ou traduction du françois, espagol &amp; basque</text:span><text:span text:style-name="T196"> (~ 1620): II. Elkarrizketak. </text:span><text:span text:style-name="T198">International Journal of Basque Linguistics and Philology </text:span><text:span text:style-name="T199">[</text:span><text:span text:style-name="T200">ASJU</text:span><text:span text:style-name="T199">] 33(2). 493</text:span><text:span text:style-name="T201">–</text:span><text:span text:style-name="T199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Hau nola den obequiago adiceco bearda jaquin nola Mezan daucagun presentean Iaungoycoaren Semea guizon eguincena, ceyn </text:span><text:span text:style-name="T101">concebitu yçandubaytçen</text:span><text:span text:style-name="T102"> Andre dona Mariaren sabelean Espiritu sanduaren obras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6">orci yçandu baycen</text:span> gure Iauna munduaren Saluaçalle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6">yll yçandubaycen</text:span> munduaren saluaçalle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6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6">conuertiditecen</text:span>, eta ala barcaceco becatariey veren becatu guciac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6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6">ofrecicendela</text:span> Ayta eternoari gure gatic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6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6">ofrecicenden</text:span> manera mota da diferente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6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6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6">ofrecicedin</text:span> gurutzebatean guregatic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6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Errandenetic atracenda lembicicoric ere Meza dela gauçabat ceñetan honrra gueyago ematen bayçayo Iaun goycoari, eta gueyago agradacen çayona eces berce gauça guciac ceren artan </text:span><text:span text:style-name="T101">ofrecicenbayçayo</text:span><text:span text:style-name="T102"> erranden beçala Iesu Christo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6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103">Oray mezan errecebicen, eta </text:span><text:span text:style-name="T104">ofrecicẽdena</text:span><text:span text:style-name="T103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6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6">deycenda</text:span> Amito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6">erratenden</text:span> horos, graciac emandrazquiogun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6">ofrecicen çayon</text:span> sacrificioagatic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6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6">ofrecicen den</text:span> sacrificioa dela auentajatuago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6">bearçayo ofrecitu</text:span> sacrificioa, eta ez yori berceri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6">leycen da</text:span> nola eguincituen Aldareac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6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6">transfiguratu cenean</text:span> auda ene semea onericia ceyn agradacen bayçat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6">erratenden</text:span>oros Sacramentu sandur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6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6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6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6">erranden</text:span> beçala Iesu Christo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6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6">ofrecicen den</text:span> sacrificioa, ayen ycenean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6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6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6">bearçayo ofrecitu</text:span> Iaungoycoari, oroytcengaradela sandues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6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6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6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6">ematençayonean</text:span> ambat contentu nola erran bayt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6">erran bayta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6">bearden</text:span> Mezaco sacrificioa <text:span text:style-name="T6">ofratu</text:span> güero erranend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6">erranenda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6">eguin bearden</text:span> leen Meza ongui ençuteco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6">eguin beardirade</text:span> bi gauz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6">ylcencela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6">atrazendela</text:span> Pilatosen echetic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6">eguincedin</text:span> guiçon, eta ofrecicedin gurutzebatean guregatic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6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6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6">oroytcengaradela</text:span> sandues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6">oroytcen baycarade</text:span> lurrean</text:p>
          </table:table-cell>
          <table:table-cell table:style-name="ce64" office:value-type="string" calcext:value-type="string">
            <text:p><text:span text:style-name="T170">Beriain’s </text:span><text:span text:style-name="T171">Tratado de como se ha de oyr missa</text:span><text:span text:style-name="T172"> (1621)</text:span></text:p>
          </table:table-cell>
          <table:table-cell table:style-name="ce12" office:value-type="string" calcext:value-type="string">
            <text:p><text:span text:style-name="T183">Beriain, Juan. 1621. </text:span><text:span text:style-name="T185">Tratado de como se ha de oyr missa</text:span><text:span text:style-name="T20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7">ongi ethorria</text:span><text:span text:style-name="T105"> eta arraiki errezibitu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6">ongi ethorria</text:span><text:span text:style-name="T105"> eta </text:span><text:span text:style-name="T107">arraiki errezibitu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6">izatu dira</text:span> bethiere, egundainoz gero, erregez <text:span text:style-name="T6">enplegatuak</text:span>, <text:span text:style-name="T6">estimatuak</text:span>, fin eta leial <text:span text:style-name="T6">frogatuak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zeren ezpaitira hamar bat hi tz edo baizen, hunela diferentki eta bi aldetara </text:span><text:span text:style-name="T107">eskiribatzen direnak</text:span><text:span text:style-name="T105">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ldin </text:span><text:span text:style-name="T107">egin baliz</text:span><text:span text:style-name="T105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argatu zituen hanbat manamenduz, sakrifizioz eta zirimonia suertez, hekin batean </text:span><text:span text:style-name="T107">khen zedin</text:span><text:span text:style-name="T105"> hanbat kalteren eta damuren haste eta pitzgarri den alfertasun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lutarkok egiten du liburu bat, etsaietarik </text:span><text:span text:style-name="T107">atheratzen den</text:span><text:span text:style-name="T105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7">erran ahal diteke</text:span><text:span text:style-name="T105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6">erran ahal diteke</text:span><text:span text:style-name="T105">, etzuela egundaino gure Jaungoikoak nahi izatu, </text:span><text:span text:style-name="T107">akhaba zekizten</text:span><text:span text:style-name="T105"> Israeleko seme hei bere etsai guztiak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8">Egin da</text:span><text:span text:style-name="T109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6">etzela</text:span> seme hura bere aitaren faboratzera, beharrean ikhusiagatik ere,<text:span text:style-name="T6"> obligatu izanen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nola ezpainin tzen neure buruaz fida, </text:span><text:span text:style-name="T107">desenkusatu nintzen</text:span><text:span text:style-name="T105"> ahal bezanbat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alferrik, zeren hain zinez eta batetan </text:span><text:span text:style-name="T107">lothu zeizkidan</text:span><text:span text:style-name="T105">, non ezetz erraiteko bide guztiak hertsi baitzerauzkidaten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dakit, halaber, ezin </text:span><text:span text:style-name="T107">heda naitekeiela</text:span><text:span text:style-name="T105"> euskarako minza tze molde guztietar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7">bekhaiztuko</text:span><text:span text:style-name="T105">, eta ez mutturturik gaitzez jarriko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6">bekhaiztuko</text:span><text:span text:style-name="T105">, eta ez mutturturik gaitzez </text:span><text:span text:style-name="T107">jarriko</text:span><text:span text:style-name="T105">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nola batbedera bakearekin lohakar tzen, ezansia tzen eta gorpu tzaren plazeretara </text:span><text:span text:style-name="T107">emaiten bait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0">Erran zuen, guztiak desegin, plaundu eta lurrarekin berdindu behar zuela, zeren bere gerla guztiak eta egitekoak hiri hartarik sortzen zeiztela, eta hura deseginez gero, bakean eta soseguan </text:span><text:span text:style-name="T111">jarriko zirel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Zeren berehala jendea alferkeriari, jan-edanari, erran- merranei, eta aisiak dakhazkeien gaixtakeria suerte guztiei </text:span><text:span text:style-name="T112">emanen zeiela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6">jarri ziren</text:span> bere ustez bakean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6">begiratu zel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6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6">etzaika</text:span> goroldiorik <text:span text:style-name="T6">lotzen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6">ostatatzen da</text:span> deabru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6">zentzatu nintzen</text:span> bertzeren gainean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6">manaia bedi</text:span>, eta halatan izanen du bere eta bertzeren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6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6"> jartzen da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6">baratzen da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6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6">gobernatzen diren</text:span> erleak elkharren artean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6">emaiten da</text:span> aditzera zenbat kalte egiten duen luzamendutan ibiltzeak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13">Bigarrenean kidatzen </text:span><text:span text:style-name="T114">da</text:span><text:span text:style-name="T113">, eta </text:span><text:span text:style-name="T114">aitzinatzen</text:span><text:span text:style-name="T113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6">egin zait</text:span> niri ere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kolpea hu ts egin bada ere, </text:span><text:span text:style-name="T107">eztela</text:span><text:span text:style-name="T105"> zure faltaz edo zu hartako ez gai izanez </text:span><text:span text:style-name="T107">huts egin</text:span><text:span text:style-name="T105">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7">eskiribatuko baita</text:span><text:span text:style-name="T105"> euskaraz, hura guztia, euskaldunen buruzagi bezala, zuri dagotzula, zuri </text:span><text:span text:style-name="T106">zor zaitzul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6">eskiribatuko baita</text:span><text:span text:style-name="T105"> euskaraz, hura guztia, euskaldunen buruzagi bezala, zuri dagotzula, zuri </text:span><text:span text:style-name="T107">zor zaitzul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diren bedi</text:span><text:span text:style-name="T105"> liburutto hunetan, Echaus eta Echausen omena eta izen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onpainia berean galdegin zen berehala, ea nori </text:span><text:span text:style-name="T107">emanen zeikan</text:span><text:span text:style-name="T105"> liburuaren egiteko kargu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nseiukarrean bezala </text:span><text:span text:style-name="T107">egiten diren</text:span><text:span text:style-name="T105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6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6">egiten den </text:span>liburuaren lehen parte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lare, harroin edo thonba laur kantoinetako gora ail txatu batzuk, </text:span><text:span text:style-name="T107">egin ahal zitezkeien</text:span><text:span text:style-name="T105"> gorenak, ondoan zabal eta puntan mehar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etsaien artean garenean, </text:span><text:span text:style-name="T107">behar dira</text:span><text:span text:style-name="T105"> buru-beharriak </text:span><text:span text:style-name="T107">ernatu</text:span><text:span text:style-name="T105">, zer egiten eta erraiten den behatu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6">egin baledi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6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6">erraiten zela</text:span> ezen alferra zel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6">edireiten zela</text:span> ez aithortzeagatik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6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6">emaiten zaitza</text:span> eskuak trabailatzeko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6">erabiltzen dena</text:span>?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6">etzaika</text:span> zerrenik <text:span text:style-name="T6">egiten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6">ikhasten da</text:span> gaizki egiten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6">ediren eztitekeienik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07">hersten zaiztel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6">hersten</text:span> eta <text:span text:style-name="T6">idekitzen da</text:span>, aise alde batera eta bertzera erabiltzen d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6">erabiltzen da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7">hiltzen denean</text:span><text:span text:style-name="T105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sistrato Atenasko tirano gaixto hark ikhusi zuenean plaza guztia jende alferrez bethea, eta hetarik anhi tz malizia eta pensu gaixto </text:span><text:span text:style-name="T107">sor zitekeiela</text:span><text:span text:style-name="T105">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Erran zuen, guztiak desegin, plaundu eta lurrarekin berdindu behar zuela, zeren bere gerla guztiak eta egitekoak hiri hartarik </text:span><text:span text:style-name="T112">sortzen zeiztela</text:span><text:span text:style-name="T116">, eta hura deseginez gero, bakean eta soseguan jarriko zirel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6">sorthuko zeiela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6">sortzen da</text:span> trabailuko, eta hegaztina aireko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6">bethatzen garen</text:span>?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6">sor liteke</text:span> bihi hura, buztan liteke, belhar bihur liteke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6">bihur liteke</text:span>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6">sortzen den</text:span> gerotik gerora ibiltze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6">fintzen direl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6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6">bethetzen diren</text:span> bezala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6">sortzen baitira</text:span> gaixtakeriak 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6">gelditzen da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, ordea, joan zara; lekhuz </text:span><text:span text:style-name="T107">aldatu zara</text:span><text:span text:style-name="T105">; hemengo aldia egin duzu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anhitz moldez eta diferentki </text:span><text:span text:style-name="T107">minzatzen baitira</text:span><text:span text:style-name="T105"> Euskal Herrian 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Hari eskerrak errenda ia tzo tzu, eta nitzaz ere othoitz egiteaz, arren othoi, </text:span><text:span text:style-name="T107">orhoit zaitezi</text:span></text:p>
          </table:table-cell>
          <table:table-cell table:style-name="ce64" office:value-type="string" calcext:value-type="string">
            <text:p><text:span text:style-name="T170">Axular’s </text:span><text:span text:style-name="T171">Gero</text:span><text:span text:style-name="T172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03">Oihenart, Arnaud. 2003 </text:span><text:span text:style-name="T204">[1657]</text:span><text:span text:style-name="T203">. </text:span><text:span text:style-name="T205">Euskal atsotitzak eta neurtitzak</text:span><text:span text:style-name="T20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17">Emaztearen gaitzez </text:span><text:span text:style-name="T118">xikira zedina </text:span><text:span text:style-name="T117">adarreki </text:span><text:span text:style-name="T118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3">Oihenart, Arnaud. 2003 </text:span><text:span text:style-name="T180">[1657]</text:span><text:span text:style-name="T179">. </text:span><text:span text:style-name="T181">Euskal atsotitzak eta neurtitzak</text:span><text:span text:style-name="T18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3">Oihenart, Arnaud. 2003 </text:span><text:span text:style-name="T180">[1657]</text:span><text:span text:style-name="T179">. </text:span><text:span text:style-name="T181">Euskal atsotitzak eta neurtitzak</text:span><text:span text:style-name="T18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3">Oihenart, Arnaud. 2003 </text:span><text:span text:style-name="T180">[1657]</text:span><text:span text:style-name="T179">. </text:span><text:span text:style-name="T181">Euskal atsotitzak eta neurtitzak</text:span><text:span text:style-name="T18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3">Oihenart, Arnaud. 2003 </text:span><text:span text:style-name="T180">[1657]</text:span><text:span text:style-name="T179">. </text:span><text:span text:style-name="T181">Euskal atsotitzak eta neurtitzak</text:span><text:span text:style-name="T18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3">Oihenart, Arnaud. 2003 </text:span><text:span text:style-name="T180">[1657]</text:span><text:span text:style-name="T179">. </text:span><text:span text:style-name="T181">Euskal atsotitzak eta neurtitzak</text:span><text:span text:style-name="T18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3">Oihenart, Arnaud. 2003 </text:span><text:span text:style-name="T180">[1657]</text:span><text:span text:style-name="T179">. </text:span><text:span text:style-name="T181">Euskal atsotitzak eta neurtitzak</text:span><text:span text:style-name="T18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3">Oihenart, Arnaud. 2003 </text:span><text:span text:style-name="T204">[1657]</text:span><text:span text:style-name="T203">. </text:span><text:span text:style-name="T205">Euskal atsotitzak eta neurtitzak</text:span><text:span text:style-name="T20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3">Oihenart, Arnaud. 2003 </text:span><text:span text:style-name="T204">[1657]</text:span><text:span text:style-name="T203">. </text:span><text:span text:style-name="T205">Euskal atsotitzak eta neurtitzak</text:span><text:span text:style-name="T20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3">Oihenart, Arnaud. 2003 </text:span><text:span text:style-name="T204">[1657]</text:span><text:span text:style-name="T203">. </text:span><text:span text:style-name="T205">Euskal atsotitzak eta neurtitzak</text:span><text:span text:style-name="T20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73">Tartas’ </text:span><text:span text:style-name="T174">Onsa hilceco bidia</text:span><text:span text:style-name="T17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73">Tartas’ </text:span><text:span text:style-name="T174">Onsa hilceco bidia</text:span><text:span text:style-name="T17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73">Tartas’ </text:span><text:span text:style-name="T174">Onsa hilceco bidia</text:span><text:span text:style-name="T17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73">Tartas’ </text:span><text:span text:style-name="T174">Onsa hilceco bidia</text:span><text:span text:style-name="T17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73">Tartas’ </text:span><text:span text:style-name="T174">Onsa hilceco bidia</text:span><text:span text:style-name="T17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19">Amor, ni </text:span><text:span text:style-name="T120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Escuara, eta escualdunac </text:span><text:span text:style-name="T118">mespreciatuac</text:span><text:span text:style-name="T117">, eta </text:span><text:span text:style-name="T118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Verthutea deitcen da verthute, ceren bere indarrez</text:span><text:span text:style-name="T7"> […] </text:span><text:span text:style-name="T121">ezbaita bentçutua </text:span><text:span text:style-name="T122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3">Consolatcen naiz</text:span><text:span text:style-name="T119">, ceren iduritcen baitçait asqui eguin dudala bederen ondocoei perfecinorateco</text:span><text:span text:style-name="T120"> </text:span><text:span text:style-name="T119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3">Sarthu cen </text:span><text:span text:style-name="T119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Guerla hunetan </text:span><text:span text:style-name="T118">hil ciren </text:span><text:span text:style-name="T117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6">santificatua izanbidi</text:span> ceure icena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6">concebitu zan</text:span> Espiritu Santuaren obraz, ta virtutez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6">izandu zan</text:span> <text:span text:style-name="T6">crucificatua</text:span>, <text:span text:style-name="T6">illa</text:span>, eta <text:span text:style-name="T6">sepultatu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6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24">Cerren, guizon guciac </text:span><text:span text:style-name="T125">concebitcen</text:span><text:span text:style-name="T124">, eta </text:span>jayotcen <text:span text:style-name="T6">badira</text:span> <text:span text:style-name="T124">ere aitagandic, </text:span>eta <text:span text:style-name="T124">amagandic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6">eguin izandu zala</text:span> MARIA Virginaren sabel virginalean Espiritu Santuaren obraz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6">sinistua izan dadin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26">Acusatcen naiz </text:span><text:span text:style-name="T91">seigarren mandamentuan, pecatu eguin dedal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7">Ciñatcen</text:span><text:span text:style-name="T89">, eta </text:span><text:span text:style-name="T90">santiguatcen gueradenean </text:span><text:span text:style-name="T91">confessatcen ditugu gueure fedè santuco mysterioaetan principalenac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8">Jesu-Christo bera, ceña </text:span><text:span text:style-name="T90">ofrecitcen zayon</text:span><text:span text:style-name="T129"> </text:span><text:span text:style-name="T130">altare santuan bere aita eternoari gueure remedioraco, crutce santuan </text:span><text:span text:style-name="T131">ofrecitu citzaion </text:span><text:span text:style-name="T130">becel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2">Jesu-Christo bera, ceña </text:span><text:span text:style-name="T133">ofrecitcen zayon </text:span><text:span text:style-name="T134">altare santuan bere aita eternoari gueure remedioraco, crutce santuan </text:span><text:span text:style-name="T135">ofrecitu citzaion</text:span><text:span text:style-name="T136"> </text:span><text:span text:style-name="T137">becel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Culpaz eduqui baceban ignorantcia, </text:span><text:span text:style-name="T90">eztcebala disculpatu </text:span><text:span text:style-name="T91">ignorantcia orrec culpa içatetic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ere pecatuaz </text:span><text:span text:style-name="T90">alabatu </text:span><text:span text:style-name="T91">ote </text:span><text:span text:style-name="T90">dan </text:span><text:span text:style-name="T91">iñoren aurrean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8">Bere vorondatez </text:span><text:span text:style-name="T138">loitu</text:span><text:span text:style-name="T139"> ote </text:span><text:span text:style-name="T138">dan</text:span><text:span text:style-name="T139">, edo procuratu ote deban </text:span><text:span text:style-name="T131">bere burua </text:span><text:span text:style-name="T130">loitce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Eta fiatu ote dan jaungoicoaren misericordian, sinisturic </text:span><text:span text:style-name="T90">salvatuco dala </text:span><text:span text:style-name="T91">aren medioz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0">Explicatcen naiz </text:span><text:span text:style-name="T141">clarecia gueiagoraco exemplo onequin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6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6">salvatuco naizan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6">salvatu guindecen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6">salvatu</text:span> ote <text:span text:style-name="T6">dite</text:span>, eta juan gloriara, Eleiza Ama santuaren semerican baicen besteric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6">eguiten diraden</text:span> aentzat baicen ez dago salvacioric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6">da salvatcen</text:span>, eta ecin arquitu ere daique salvaciori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6">eguiten da</text:span>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6">eguiten zate</text:span> advertencia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6">arquitcen dan</text:span> Doctrina, da guchienez persona bacoitzac bere animaren salvacioraco jaquin bear debana, <text:span text:style-name="T124">eta iracatsi bear zatena aurray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24">eta </text:span><text:span text:style-name="T125">iracatsi bear zatena</text:span><text:span text:style-name="T124"> aurray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6">estimatu bear dan</text:span> virtutea, eta nola seguitu bear zaion virtuteco videari, Cerura juateco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Onez ofetean.emen entzutera </text:span><text:span text:style-name="T125">ematen </text:span><text:span text:style-name="T6">dan</text:span> <text:span text:style-name="T124">gauza </text:span>da, ezen, asco <text:span text:style-name="T124">importaduco baleb erê memoriaz icastea Cartilla onetan euscaraz escrivituric </text:span>digean <text:span text:style-name="T124">guzti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6">arquitcen diraden</text:span> Cartilla onen bostgarren, eta seigarren capituluet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guinbidi</text:span> ceure vorondatea, nola Ceruan, àla lurre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zayo</text:span> Christauvari nori zor dion bere Christautasuna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6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6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6">eguiten danean</text:span>, itz santu oriec esanaz bate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6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Beatz andi oniri, inclinaturic </text:span>juntatcen, <text:span text:style-name="T124">edo </text:span><text:span text:style-name="T125">arritmatcen zavon</text:span><text:span text:style-name="T124"> urreneco beatz onetan aditcera ematenda Christoren naturaleza </text:span>humana <text:span text:style-name="T124">edo guizontasun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Beatz andi oniri, inclinaturic </text:span>juntatcen, <text:span text:style-name="T124">edo arritmatcen zavon urreneco beatz onetan aditcera </text:span><text:span text:style-name="T125">ematenda</text:span><text:span text:style-name="T124"> Christoren naturaleza </text:span>humana <text:span text:style-name="T124">edo guizontasun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6">reducitzen dà</text:span> Christauvac jaquin bear deban Doctrina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xplicatcen dirade</text:span> Credoco Articulu gucia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24">dituzu jaquin, eta ezagutu Credoan </text:span><text:span text:style-name="T125">arquitcen diraden</text:span><text:span text:style-name="T124"> Misteryo, eta Articulu, edo sentencia brebe aec </text:span>guciac'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Onela </text:span>guelditu <text:span text:style-name="T124">ciraden,beguiaquin </text:span><text:span text:style-name="T125">ecusi </text:span><text:span text:style-name="T6">litezquean</text:span>, <text:span text:style-name="T124">eta ecusi ecin litezquean gauza </text:span>guciac <text:span text:style-name="T124">criaturic, edo sorturic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Onela </text:span>guelditu <text:span text:style-name="T124">ciraden,beguiaquin ecusi </text:span>litezquean, <text:span text:style-name="T124">eta </text:span><text:span text:style-name="T125">ecusi</text:span><text:span text:style-name="T124"> ecin </text:span><text:span text:style-name="T125">litezquean</text:span><text:span text:style-name="T124"> gauza </text:span>guciac <text:span text:style-name="T124">criaturic, edo sorturic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Articulu onetan, bada, </text:span><text:span text:style-name="T125">d</text:span><text:span text:style-name="T6">eclaratcen da</text:span>, <text:span text:style-name="T124">Jaun</text:span>goicoaren Semea <text:span text:style-name="T124">cer modu marabillosoan guizon </text:span>eguin <text:span text:style-name="T124">zan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6">eguin izanduçan</text:span> beingoan, batetan edo instante batean bert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Cerren, nola gucietan </text:span><text:span text:style-name="T6">arquitcen </text:span><text:span text:style-name="T142">dan</text:span><text:span text:style-name="T124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Bañan orregatican </text:span>erè, poderioaren <text:span text:style-name="T124">obra guciac </text:span><text:span text:style-name="T125">atribuitcen zaizca</text:span><text:span text:style-name="T124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6">atribuitcen zayo</text:span> Espiritu-Santuari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Modu onetan, </text:span>bada, <text:span text:style-name="T143">explicatcen da</text:span><text:span text:style-name="T124"> Misteryo au clarecia, eta, </text:span>noticia <text:span text:style-name="T124">gueiagoraco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Asco dán adimbat izango dâ lènago </text:span><text:span text:style-name="T125">galdetu diraden</text:span><text:span text:style-name="T124"> iru gauza aec, eta orain galdetuaz, berriro essango dan gauza jaquite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4">Asco dán adimbat izango dâ lènago </text:span><text:span text:style-name="T144">galdetu diraden</text:span><text:span text:style-name="T124"> iru gauza aec, eta orain galdetuaz, berriro </text:span><text:span text:style-name="T125">essango dan</text:span><text:span text:style-name="T124"> gauza jaquite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Galdetcen zayo</text:span>, bada Christauari: Christo jayo zanean, nola guelditu zan MARIA Ama andrea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6">arquitcen ciraden</text:span> Anima justuac detenituri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6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6">arquituco dirade</text:span> Jesu-Christo Juez Supremo aren presentcian, eta aurre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6">aditcen diráde</text:span>, graciaco estaduan eriotceac mundu onetan arquitu cituan ae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6">aditcen dirade</text:span>, pecatu mortaleco estaduan eriotceac mundu onetan arquitu cituan ae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6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à</text:span> pecatu mortala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6">desseatu</text:span> al <text:span text:style-name="T6">litezquean</text:span> contentu guciaqui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6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Arquitcen</text:span> ote <text:span text:style-name="T6">da</text:span> Eleiza onetan gueuren pecatuen barcacioraco remedioric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6">da</text:span> guelditcen, edo <text:span text:style-name="T6">arquitcen</text:span> oguiaren iruditasuna, edo apariencia, eta oguiaren accidenteac bacarri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6">da aumentatcen</text:span>, eta repartitcen hostia aètara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6">arquitcen dà</text:span>, eta dago Hostia consagratu gucietan igualmente, edo berdi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6">eguin bear diran</text:span>, eta eguingo dir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6">eguingo diran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Fedecoa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da</text:span> Acto Esperantzacoa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Caridadecoa, edo Amoriozco Actoa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6">ematen zayonetic</text:span> obligacio au debaná pecatu mortalaren azpi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dà</text:span> cer Oratcio eguin bear degu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6">eguin zala</text:span> Maria Virginaren entraña garbiaet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6">piztuzan</text:span> illen artetic irugarren egune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6">il zanetic</text:span> irugarren egunean resucitatu zana illen arteti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6">resucitatu zana</text:span> illen arteti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5">Trinidade santuco Persona oetatic cein </text:span><text:span text:style-name="T76">eguin </text:span><text:span text:style-name="T146">zan</text:span><text:span text:style-name="T147"> </text:span><text:span text:style-name="T34">guizon?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6">eguin zan</text:span>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8">Articulu onetan, bada, declaratcen da, Jaungoicoaren Semea cer modu marabillosoan guizon </text:span><text:span text:style-name="T149">eguin zan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6">eguin çan</text:span>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6">ilzan</text:span>, cerren Jaungoicoa zan partetic (içanic espiritua) ecin il ceite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6">il ceitean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6">il çanean</text:span> Corputz Santua eta Anima Santua apartadu ote ciraden Divinidadeagandic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6">apartadu</text:span> ote <text:span text:style-name="T6">ciraden</text:span> Divinidadeagandic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ciraden</text:span> beiñere <text:span text:style-name="T6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6">apartadu çanean</text:span>, nora jachi çan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6">jachi çan</text:span>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zan jaichi</text:span> condenaturic ceuden criatura desdichatu aen lecura, baicican Limbora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6">il zanetic</text:span> sembat garren egunean resucitadu, edo piztu zan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6">piztu zan</text:span>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6">resucitadu zan</text:span> bere poderioz, eta virtutez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resucitadu zan</text:span>? Juntatuaz bere Anima, eta bere Corputza alcarrequi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6">il ceitean</text:span> modu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Resucitadu zanetic</text:span> cembatgarren egunean igo ceban Ceruetara; eta noren virtutez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6">jaichiten</text:span> ote <text:span text:style-name="T6">dà</text:span> Christo hostiara, eta calicera?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6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73">(18) [present participle + </text:span><text:span text:style-name="T174">izan</text:span><text:span text:style-name="T175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6">convertidu zan</text:span> Christoren Corputz viciaren substancian</text:p>
          </table:table-cell>
          <table:table-cell office:value-type="string" calcext:value-type="string">
            <text:p><text:span text:style-name="T176">Otxoa de Arin’s </text:span><text:span text:style-name="T177">Doctrina christianaren explicacioa</text:span><text:span text:style-name="T178"> (1713)</text:span></text:p>
          </table:table-cell>
          <table:table-cell table:style-name="ce9" office:value-type="string" calcext:value-type="string">
            <text:p><text:span text:style-name="T207">Otxoa de Arin, Joseph. 1902 </text:span><text:span text:style-name="T208">[1713]. </text:span><text:span text:style-name="T209">Doctrina christianaren explicacioa</text:span><text:span text:style-name="T20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1">Ni </text:span><text:span text:style-name="T150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1">Beira zaite </text:span><text:span text:style-name="T152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0">Elizalde, Francisco. 1735. </text:span><text:span text:style-name="T211">Apezendaco dotrina christiana uscáras</text:span><text:span text:style-name="T21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0">Elizalde, Francisco. 1735. </text:span><text:span text:style-name="T211">Apezendaco dotrina christiana uscáras</text:span><text:span text:style-name="T21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0">Elizalde, Francisco. 1735. </text:span><text:span text:style-name="T211">Apezendaco dotrina christiana uscáras</text:span><text:span text:style-name="T21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1">Erreguetan deusugu Andrea, borondate andi euqui ebanagaiti, </text:span><text:span text:style-name="T150">ofrezietan zala </text:span><text:span text:style-name="T141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13">Urkizu, Diego de. 1737. </text:span><text:span text:style-name="T214">Virgina Santissimien Errosario Santuena</text:span><text:span text:style-name="T215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53">Señale au ceñatuten dala da </text:span><text:span text:style-name="T135">santiguetan dala </text:span><text:span text:style-name="T154">ondo</text:span></text:p>
          </table:table-cell>
          <table:table-cell table:style-name="ce13" office:value-type="string" calcext:value-type="string">
            <text:p><text:span text:style-name="T169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0">Othoiztua naiz</text:span><text:span text:style-name="T141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5">Eçteçaçula gogorki trata, tentacioniaç </text:span><text:span text:style-name="T150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6">Eci eçta bere buria goratcen diana pheretchatu, bena bai </text:span><text:span text:style-name="T157">Jincouaç gora </text:span><text:span text:style-name="T158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59">nitçaç</text:span><text:span text:style-name="T158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58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Munduaren partetic aguirienetan jaquin dan gueiena griegoz ta latinez </text:span><text:span text:style-name="T161">escribitu </text:span><text:span text:style-name="T6">izan 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6">guidatuac</text:span>, beren ceruco libruac lenguage bietan escribitu cituzten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0">escribitu ta gazteai </text:span><text:span text:style-name="T162">abc</text:span><text:span text:style-name="T160">-tic asi ta eracusten</text:span><text:span text:style-name="T161"> jarri zan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6">contatu</text:span> oi <text:span text:style-name="T6">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Gazte bat aurtasunetic nola ondo </text:span><text:span text:style-name="T161">aci bear dan</text:span><text:span text:style-name="T160">, </text:span><text:span text:style-name="T162">abc</text:span><text:span text:style-name="T160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Eusquera Jaincoac nai ta menditarte oietan, beti nasgabe, beti garbi, beti seguru beregan </text:span><text:span text:style-name="T161">gorde izandu 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6">esan</text:span> oi <text:span text:style-name="T6">da</text:span> edo euscaldunac esan oi dute Jaungoicoac paradisuan <text:span text:style-name="T160">Adan gure Aitari45 eusqueraz “Adan, non cera?” esan ciol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6">usatcen zala</text:span> dió gure Cornelioc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6">contatcen 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Munduaren partetic aguirienetan </text:span><text:span text:style-name="T161">jaquin dan</text:span><text:span text:style-name="T160"> gueiena griegoz ta latinez escribitu </text:span>izan da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Ambeste libru ondo escribitceco ta oriec bear bezala iracurtceco,</text:span>esan edo itzeguiteco bietan erregla on asco <text:span text:style-name="T6">eman dir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Esan</text:span> oi <text:span text:style-name="T6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6">quendu diteque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0">legueco mysterio escutatu ta dotrina salvatceco bear dana, sacerdote jaunen </text:span>ministerio sagraduetan, eusqueraz baicic emen eguin ta <text:span text:style-name="T6">esan bear</text:span> ez <text:span text:style-name="T6">dal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Bada Aita Manuel </text:span>Larramendic neque gogor ta estudio esan al baño andiagoarequin ecin izango ta ecin <text:span text:style-name="T6">eguingo zan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0">bertaco ta are gueiago Franciaco libruen socorruaz, nolerebait errazago beren izquera </text:span><text:span text:style-name="T161">gorde izan 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Maravilla au ondo icusi, enzun ta aditu gabe ecin, ala fede, </text:span><text:span text:style-name="T161">sinistu </text:span><text:span text:style-name="T6">liteque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6">erosten dan</text:span> gauza ezta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6">itzeguiten zan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6">ezta icusi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6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6">eragozten bazaie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0">gramatican euscara beñere </text:span><text:span text:style-name="T161">utci bear ezt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6">esan</text:span> oi <text:span text:style-name="T6">da</text:span>: gaztelania ez icasi ta eusquera bai aztu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6">enzun</text:span> oi <text:span text:style-name="T6">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63">gordetcen badira</text:span><text:span text:style-name="T160"> edoceñ eusquera chitez beraa, suave eta gozoa ertengo 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Deadar, izu ta golpe gabe, ezpada onez, egun guchian ondo </text:span><text:span text:style-name="T161">esan zan</text:span><text:span text:style-name="T160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6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Usadio charrai berneac ebaqui, </text:span><text:span text:style-name="T161">esan</text:span><text:span text:style-name="T160"> oi </text:span><text:span text:style-name="T161">da</text:span><text:span text:style-name="T160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Usadio charrai berneac ebaqui, esan oi da; ta alferricaco letra asco utci ta itcez esaten edo aoz </text:span><text:span text:style-name="T161">pronunciatcen dana</text:span><text:span text:style-name="T160"> garbiro escribituaz, obeto ta errazago </text:span>acertatuco da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6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6">iracurten 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6">icusten 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6">esaten dan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0">du ez berez edo bacarric, baicican vocalaquin batean aoz </text:span><text:span text:style-name="T161">esaten diranac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6">asi bear diran</text:span> ta cer letraquin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6">banatu ciran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Alere, asco eguiequi eusquera </text:span><text:span text:style-name="T161">galdu 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6">oitu</text:span> edo <text:span text:style-name="T6">eguin diral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6">oitu bear dir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0">egercicio pisca batequin seguru erdaraz bezala edo aisago euscaraz iracurtcera</text:span><text:span text:style-name="T161"> </text:span><text:span text:style-name="T6">eguingo cer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Escolan bertan eracatsi ordu onean ta erdaraz jardun dezatela; </text:span>baña guero libre, naiz eusqueraz, naiz gaztelaniaz; orrequin bietara <text:span text:style-name="T6">eguingo dir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Deadar, izu ta golpe gabe, ezpada onez, egun guchian ondo esan zan, ederqui ta </text:span>nai bezala iracurtera gure chiquiac eta andiac <text:span text:style-name="T6">eguingo dir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0">Onetara oitu ta eguin, ta gogotic equin ta laster lau egunean </text:span>orretara <text:span text:style-name="T6">eguingo cer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6">baliatcen da</text:span></text:p>
          </table:table-cell>
          <table:table-cell table:style-name="ce64" office:value-type="string" calcext:value-type="string">
            <text:p><text:span text:style-name="T170">Kardaberaz’ </text:span><text:span text:style-name="T171">Eusqueraren berri onac</text:span><text:span text:style-name="T172"> (1761)</text:span></text:p>
          </table:table-cell>
          <table:table-cell table:style-name="ce12" office:value-type="string" calcext:value-type="string">
            <text:p>Kardaberaz, Agustin. 2004 [1761]. <text:span text:style-name="T216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6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6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6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6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6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6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6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6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6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6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6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6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6">ascatuco</text:span> ez <text:span text:style-name="T6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6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6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6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6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6">bete</text:span> ez <text:span text:style-name="T6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6">parau</text:span> ete <text:span text:style-name="T6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6">dira</text:span> ez onlango heridac Bedarchubaz <text:span text:style-name="T6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6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6">jacolaco</text:span> echagun beguiratu bati ondo <text:span text:style-name="T6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6">eguin</text:span> biar <text:span text:style-name="T6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6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6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Atera</text:span> biar <text:span text:style-name="T6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6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6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6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6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6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6">trucau</text:span> biar <text:span text:style-name="T6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6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6">eguin</text:span> oi <text:span text:style-name="T6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6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6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6">da</text:span> aragui sendoric <text:span text:style-name="T6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6">artu</text:span> biar <text:span text:style-name="T6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6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6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6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6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6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6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6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6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6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6">confesatu</text:span> oi <text:span text:style-name="T6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6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6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6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6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6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6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6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6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6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6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6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6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4">Cer icen </text:span><text:span text:style-name="T165">eman</text:span><text:span text:style-name="T166"> oi </text:span><text:span text:style-name="T165">zate</text:span><text:span text:style-name="T166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6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6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6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6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6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6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6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6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6">eguin</text:span> oi <text:span text:style-name="T6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6">confesatu bear</text:span> ote <text:span text:style-name="T6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6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6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6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6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6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6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6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6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6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6">eguiñ</text:span> oi <text:span text:style-name="T6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6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6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6">eracusten da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6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6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6">adiraci baditeque</text:span>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6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6">esaten</text:span> ez <text:span text:style-name="T6">dal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6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6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6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6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6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6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6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6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6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6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6">sortu</text:span> oi <text:span text:style-name="T6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6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6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4">Beraz onezco damu, edo Contricioarequin confesatzeco prestatzen bada bat, eta Elizara dijoala bidean </text:span><text:span text:style-name="T165">iltzen bada</text:span><text:span text:style-name="T166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6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6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6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6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67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6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6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6">oroitzen</text:span> ote <text:span text:style-name="T6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6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 table:number-rows-repeated="104789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Lodi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17T20:00:43.147000000</dc:date>
    <meta:editing-duration>P1DT7H31M20S</meta:editing-duration>
    <meta:editing-cycles>715</meta:editing-cycles>
    <meta:generator>LibreOffice/7.5.2.2$Windows_X86_64 LibreOffice_project/53bb9681a964705cf672590721dbc85eb4d0c3a2</meta:generator>
    <meta:document-statistic meta:table-count="1" meta:cell-count="7411" meta:object-count="0"/>
  </office:meta>
</office:document-meta>
</file>